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cion de herramientas:</text:p>
      <text:p text:style-name="Standard">Vamos a partir de una instalación limpia de ubuntu 12:04 que es la que recomienda licode.</text:p>
      <text:p text:style-name="Standard"/>
      <text:p text:style-name="Standard">Como vamos a descargar varias herramientas con git debemos instalar esta primero:</text:p>
      <text:p text:style-name="Standard"/>
      <text:p text:style-name="Standard">sudo apt-get install git </text:p>
      <text:p text:style-name="Standard"/>
      <text:p text:style-name="Standard">una vez instalado procedemos a descargar e instalar las herramientas necesarios para la aplicación:</text:p>
      <text:p text:style-name="Standard"/>
      <text:p text:style-name="Standard">Licode:</text:p>
      <text:p text:style-name="Standard"/>
      <text:p text:style-name="Standard">Nos lo descargamos:</text:p>
      <text:p text:style-name="Standard">git clone <text:a xlink:type="simple" xlink:href="https://github.com/ging/licode.git">https://github.com/ging/licode.git</text:a> </text:p>
      <text:p text:style-name="Standard"/>
      <text:p text:style-name="Standard">instalamos las dependencias que tenga con ubuntu:</text:p>
      <text:p text:style-name="Standard">./licode/scripts/installUbuntuDeps.sh </text:p>
      <text:p text:style-name="Standard"/>
      <text:p text:style-name="Standard">Instalamos Erizo y Nuve.</text:p>
      <text:p text:style-name="Standard"/>
      <text:p text:style-name="Standard">/licode/scripts/installErizo.sh </text:p>
      <text:p text:style-name="Standard">./licode/scripts/installNuve.sh </text:p>
      <text:p text:style-name="Standard"/>
      <text:p text:style-name="Standard">A partir de aquí ya tenemos instalado todo lo necesario para instalar y ejecutar nuestra aplic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6:57</meta:creation-date>
    <dc:date>2014-04-03T17:24:53</dc:date>
    <meta:editing-duration>PT4M20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4" meta:word-count="86" meta:character-count="667" meta:non-whitespace-character-count="590"/>
  </office:meta>
</office:document-meta>
</file>